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202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972" calcext:value-type="float">
            <text:p>142.53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48864" calcext:value-type="float">
            <text:p>142.54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7176" calcext:value-type="float">
            <text:p>141.9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4244" calcext:value-type="float">
            <text:p>141.4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708" calcext:value-type="float">
            <text:p>140.46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276" calcext:value-type="float">
            <text:p>140.1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69088" calcext:value-type="float">
            <text:p>139.7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3076" calcext:value-type="float">
            <text:p>139.4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9736" calcext:value-type="float">
            <text:p>138.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8008" calcext:value-type="float">
            <text:p>138.74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8784" calcext:value-type="float">
            <text:p>138.0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71024" calcext:value-type="float">
            <text:p>136.9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3792" calcext:value-type="float">
            <text:p>134.73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3616" calcext:value-type="float">
            <text:p>132.5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3407</text:p>
          </table:table-cell>
          <table:table-cell office:value-type="string" calcext:value-type="string">
            <text:p>200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6232" calcext:value-type="float">
            <text:p>131.3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